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none" draw:textarea-vertical-align="middl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7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5.378cm" fo:min-width="0.136cm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912cm" svg:y1="7.904cm" svg:x2="2.912cm" svg:y2="11.054cm">
          <text:p/>
        </draw:line>
        <draw:g>
          <draw:custom-shape draw:style-name="gr2" draw:text-style-name="P2" draw:layer="layout" svg:width="4.28cm" svg:height="0.97cm" svg:x="14.152cm" svg:y="1.4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36cm" svg:height="0.962cm" svg:x="14.152cm" svg:y="1.43cm">
            <draw:text-box>
              <text:p>Hauptebene</text:p>
            </draw:text-box>
          </draw:frame>
        </draw:g>
        <draw:g>
          <draw:custom-shape draw:style-name="gr4" draw:text-style-name="P4" draw:layer="layout" svg:width="0.94cm" svg:height="8cm" svg:x="12.63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3.1cm" svg:y1="2.625cm" svg:x2="13.1cm" svg:y2="13.175cm">
            <text:p/>
          </draw:line>
        </draw:g>
        <draw:line draw:style-name="gr1" draw:text-style-name="P1" draw:layer="layout" svg:x1="20.2cm" svg:y1="7.904cm" svg:x2="20.2cm" svg:y2="11.054cm">
          <text:p/>
        </draw:line>
        <draw:line draw:style-name="gr1" draw:text-style-name="P1" draw:layer="layout" svg:x1="8.852cm" svg:y1="7.904cm" svg:x2="8.852cm" svg:y2="10.254cm">
          <text:p/>
        </draw:line>
        <draw:g>
          <draw:line draw:style-name="gr6" draw:text-style-name="P1" draw:layer="layout" svg:x1="2.908cm" svg:y1="9.707cm" svg:x2="2.969cm" svg:y2="6.208cm">
            <text:p/>
          </draw:line>
          <draw:line draw:style-name="gr7" draw:text-style-name="P1" draw:layer="layout" svg:x1="2.566cm" svg:y1="9.252cm" svg:x2="2.862cm" svg:y2="9.507cm">
            <text:p/>
          </draw:line>
          <draw:line draw:style-name="gr7" draw:text-style-name="P1" draw:layer="layout" svg:x1="2.571cm" svg:y1="8.952cm" svg:x2="2.867cm" svg:y2="9.207cm">
            <text:p/>
          </draw:line>
          <draw:line draw:style-name="gr7" draw:text-style-name="P1" draw:layer="layout" svg:x1="2.577cm" svg:y1="8.652cm" svg:x2="2.873cm" svg:y2="8.907cm">
            <text:p/>
          </draw:line>
          <draw:line draw:style-name="gr7" draw:text-style-name="P1" draw:layer="layout" svg:x1="2.582cm" svg:y1="8.352cm" svg:x2="2.878cm" svg:y2="8.607cm">
            <text:p/>
          </draw:line>
          <draw:line draw:style-name="gr7" draw:text-style-name="P1" draw:layer="layout" svg:x1="2.587cm" svg:y1="8.052cm" svg:x2="2.883cm" svg:y2="8.307cm">
            <text:p/>
          </draw:line>
          <draw:line draw:style-name="gr7" draw:text-style-name="P1" draw:layer="layout" svg:x1="2.592cm" svg:y1="7.752cm" svg:x2="2.888cm" svg:y2="8.007cm">
            <text:p/>
          </draw:line>
          <draw:line draw:style-name="gr7" draw:text-style-name="P1" draw:layer="layout" svg:x1="2.598cm" svg:y1="7.452cm" svg:x2="2.894cm" svg:y2="7.707cm">
            <text:p/>
          </draw:line>
          <draw:line draw:style-name="gr7" draw:text-style-name="P1" draw:layer="layout" svg:x1="2.603cm" svg:y1="7.152cm" svg:x2="2.899cm" svg:y2="7.407cm">
            <text:p/>
          </draw:line>
          <draw:line draw:style-name="gr7" draw:text-style-name="P1" draw:layer="layout" svg:x1="2.608cm" svg:y1="6.852cm" svg:x2="2.904cm" svg:y2="7.107cm">
            <text:p/>
          </draw:line>
          <draw:line draw:style-name="gr7" draw:text-style-name="P1" draw:layer="layout" svg:x1="2.613cm" svg:y1="6.552cm" svg:x2="2.909cm" svg:y2="6.807cm">
            <text:p/>
          </draw:line>
          <draw:line draw:style-name="gr7" draw:text-style-name="P1" draw:layer="layout" svg:x1="2.619cm" svg:y1="6.252cm" svg:x2="2.915cm" svg:y2="6.507cm">
            <text:p/>
          </draw:line>
        </draw:g>
        <draw:g>
          <draw:line draw:style-name="gr6" draw:text-style-name="P1" draw:layer="layout" svg:x1="20.2cm" svg:y1="9.706cm" svg:x2="20.2cm" svg:y2="6.206cm">
            <text:p/>
          </draw:line>
          <draw:line draw:style-name="gr7" draw:text-style-name="P1" draw:layer="layout" svg:x1="20.55cm" svg:y1="9.256cm" svg:x2="20.25cm" svg:y2="9.506cm">
            <text:p/>
          </draw:line>
          <draw:line draw:style-name="gr7" draw:text-style-name="P1" draw:layer="layout" svg:x1="20.551cm" svg:y1="8.956cm" svg:x2="20.251cm" svg:y2="9.206cm">
            <text:p/>
          </draw:line>
          <draw:line draw:style-name="gr7" draw:text-style-name="P1" draw:layer="layout" svg:x1="20.55cm" svg:y1="8.656cm" svg:x2="20.25cm" svg:y2="8.906cm">
            <text:p/>
          </draw:line>
          <draw:line draw:style-name="gr7" draw:text-style-name="P1" draw:layer="layout" svg:x1="20.55cm" svg:y1="8.357cm" svg:x2="20.25cm" svg:y2="8.607cm">
            <text:p/>
          </draw:line>
          <draw:line draw:style-name="gr7" draw:text-style-name="P1" draw:layer="layout" svg:x1="20.55cm" svg:y1="8.056cm" svg:x2="20.25cm" svg:y2="8.306cm">
            <text:p/>
          </draw:line>
          <draw:line draw:style-name="gr7" draw:text-style-name="P1" draw:layer="layout" svg:x1="20.55cm" svg:y1="7.756cm" svg:x2="20.25cm" svg:y2="8.006cm">
            <text:p/>
          </draw:line>
          <draw:line draw:style-name="gr7" draw:text-style-name="P1" draw:layer="layout" svg:x1="20.55cm" svg:y1="7.456cm" svg:x2="20.25cm" svg:y2="7.706cm">
            <text:p/>
          </draw:line>
          <draw:line draw:style-name="gr7" draw:text-style-name="P1" draw:layer="layout" svg:x1="20.55cm" svg:y1="7.156cm" svg:x2="20.25cm" svg:y2="7.406cm">
            <text:p/>
          </draw:line>
          <draw:line draw:style-name="gr7" draw:text-style-name="P1" draw:layer="layout" svg:x1="20.55cm" svg:y1="6.856cm" svg:x2="20.25cm" svg:y2="7.106cm">
            <text:p/>
          </draw:line>
          <draw:line draw:style-name="gr7" draw:text-style-name="P1" draw:layer="layout" svg:x1="20.55cm" svg:y1="6.557cm" svg:x2="20.25cm" svg:y2="6.807cm">
            <text:p/>
          </draw:line>
          <draw:line draw:style-name="gr7" draw:text-style-name="P1" draw:layer="layout" svg:x1="20.55cm" svg:y1="6.256cm" svg:x2="20.25cm" svg:y2="6.506cm">
            <text:p/>
          </draw:line>
        </draw:g>
        <draw:g>
          <draw:custom-shape draw:style-name="gr8" draw:text-style-name="P2" draw:layer="layout" svg:width="1.55cm" svg:height="1cm" svg:x="20.912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2cm" svg:height="0.962cm" svg:x="20.912cm" svg:y="6.53cm">
            <draw:text-box>
              <text:p>Bild</text:p>
            </draw:text-box>
          </draw:frame>
        </draw:g>
        <draw:line draw:style-name="gr9" draw:text-style-name="P1" draw:layer="layout" svg:x1="2.962cm" svg:y1="6.254cm" svg:x2="13.112cm" svg:y2="6.254cm">
          <text:p/>
        </draw:line>
        <draw:line draw:style-name="gr9" draw:text-style-name="P1" draw:layer="layout" svg:x1="2.962cm" svg:y1="6.254cm" svg:x2="20.212cm" svg:y2="9.184cm">
          <text:p/>
        </draw:line>
        <draw:line draw:style-name="gr10" draw:text-style-name="P1" draw:layer="layout" svg:x1="2.288cm" svg:y1="7.854cm" svg:x2="2.29cm" svg:y2="6.354cm">
          <text:p/>
        </draw:line>
        <draw:line draw:style-name="gr10" draw:text-style-name="P1" draw:layer="layout" svg:x1="20.988cm" svg:y1="9.034cm" svg:x2="20.99cm" svg:y2="8.054cm">
          <text:p/>
        </draw:line>
        <draw:g>
          <svg:title>TexMaths</svg:title>
          <svg:desc>18§latex§$G$§svg§600§TRUE§</svg:desc>
          <draw:g>
            <draw:path draw:style-name="gr11" draw:text-style-name="P5" draw:layer="layout" svg:width="0.444cm" svg:height="0.456cm" svg:x="1.463cm" svg:y="6.8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<text:p/>
            </draw:path>
          </draw:g>
        </draw:g>
        <draw:g>
          <svg:title>TexMaths</svg:title>
          <svg:desc>18§latex§$B$§svg§600§TRUE§</svg:desc>
          <draw:g>
            <draw:path draw:style-name="gr11" draw:text-style-name="P5" draw:layer="layout" svg:width="0.449cm" svg:height="0.429cm" svg:x="21.465cm" svg:y="8.1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line draw:style-name="gr10" draw:text-style-name="P1" draw:layer="layout" svg:x1="3.149cm" svg:y1="10.654cm" svg:x2="12.929cm" svg:y2="10.656cm">
          <text:p/>
        </draw:line>
        <draw:g>
          <draw:line draw:style-name="gr10" draw:text-style-name="P1" draw:layer="layout" svg:x1="9.072cm" svg:y1="9.854cm" svg:x2="12.932cm" svg:y2="9.856cm">
            <text:p/>
          </draw:line>
          <draw:g>
            <svg:title>TexMaths</svg:title>
            <svg:desc>18§latex§$f$§svg§600§FALSE§</svg:desc>
            <draw:g>
              <draw:path draw:style-name="gr12" draw:text-style-name="P6" draw:layer="layout" svg:width="0.28cm" svg:height="0.506cm" svg:x="10.866cm" svg:y="9.568cm" svg:viewBox="0 0 281 507" svg:d="M0 0c94 0 187 0 281 0 0 169 0 338 0 507-94 0-187 0-281 0 0-169 0-338 0-507z">
                <text:p/>
              </draw:path>
              <draw:path draw:style-name="gr11" draw:text-style-name="P5" draw:layer="layout" svg:width="0.31cm" svg:height="0.571cm" svg:x="10.868cm" svg:y="9.5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>
          <svg:title>TexMaths</svg:title>
          <svg:desc>18§latex§$g$§svg§600§FALSE§</svg:desc>
          <draw:g>
            <draw:path draw:style-name="gr12" draw:text-style-name="P6" draw:layer="layout" svg:width="0.232cm" svg:height="0.342cm" svg:x="8.388cm" svg:y="10.574cm" svg:viewBox="0 0 233 343" svg:d="M116 343c-38 0-77 0-116 0 0-115 0-229 0-343 78 0 155 0 233 0 0 114 0 228 0 343-39 0-78 0-117 0z">
              <text:p/>
            </draw:path>
            <draw:path draw:style-name="gr11" draw:text-style-name="P5" draw:layer="layout" svg:width="0.287cm" svg:height="0.406cm" svg:x="8.365cm" svg:y="10.542cm" svg:viewBox="0 0 288 407" svg:d="M287 41c0-3 1-7 1-11 0-10-7-17-18-17-7 0-23 5-26 26-11-23-33-39-58-39-71 0-148 88-148 179 0 61 37 99 82 99 38 0 66-29 73-36-12 56-13 55-19 83-4 5-25 68-92 68-10 0-32 0-50-6 20-7 27-23 27-34 0-9-7-21-25-21-13 0-34 11-34 36 0 27 23 39 84 39 79 0 124-50 133-88 23-92 46-185 70-278zM204 197c-3 16-18 33-30 45-15 11-34 22-52 22-31 0-41-33-41-58 0-30 19-104 35-136 18-31 45-56 70-56 41 0 50 51 50 54 0 4-1 7-1 9-11 40-21 80-31 120z">
              <text:p/>
            </draw:path>
          </draw:g>
        </draw:g>
        <draw:line draw:style-name="gr10" draw:text-style-name="P1" draw:layer="layout" svg:x1="13.249cm" svg:y1="10.654cm" svg:x2="20.029cm" svg:y2="10.656cm">
          <text:p/>
        </draw:line>
        <draw:g>
          <svg:title>TexMaths</svg:title>
          <svg:desc>18§latex§$b$§svg§600§FALSE§</svg:desc>
          <draw:g>
            <draw:path draw:style-name="gr12" draw:text-style-name="P6" draw:layer="layout" svg:width="0.194cm" svg:height="0.377cm" svg:x="16.868cm" svg:y="10.476cm" svg:viewBox="0 0 195 378" svg:d="M0 0c65 0 130 0 195 0 0 126 0 252 0 378-65 0-130 0-195 0 0-126 0-252 0-378z">
              <text:p/>
            </draw:path>
            <draw:path draw:style-name="gr11" draw:text-style-name="P5" draw:layer="layout" svg:width="0.229cm" svg:height="0.442cm" svg:x="16.865cm" svg:y="10.444cm" svg:viewBox="0 0 230 443" svg:d="M121 7c-3-2 0-7-9-7-14 0-60 5-76 7-4 0-11 0-11 13 0 7 5 7 14 7 31 0 32 3 32 11 0 3-7 25-9 37-17 69-34 138-51 207-7 30-11 41-11 62 0 60 34 99 80 99 73 0 150-93 150-185 0-57-34-100-82-100-30 0-55 18-73 37 15-62 31-125 46-188zM62 244c4-13 4-14 9-22 31-41 59-50 75-50 22 0 40 20 40 59 0 38-22 110-33 133-21 43-49 65-73 65-21 0-43-16-43-63 0-13 0-23 11-63 5-20 10-39 14-59z">
              <text:p/>
            </draw:path>
          </draw:g>
        </draw:g>
        <draw:g>
          <draw:g>
            <draw:frame draw:style-name="gr3" draw:text-style-name="P3" draw:layer="layout" svg:width="4.946cm" svg:height="0.962cm" svg:x="3.916cm" svg:y="0.73cm">
              <draw:text-box>
                <text:p>Strahlengang</text:p>
              </draw:text-box>
            </draw:frame>
            <draw:line draw:style-name="gr13" draw:text-style-name="P1" draw:layer="layout" svg:x1="1.861cm" svg:y1="1.146cm" svg:x2="3.821cm" svg:y2="1.117cm">
              <text:p/>
            </draw:line>
          </draw:g>
          <draw:g>
            <draw:frame draw:style-name="gr3" draw:text-style-name="P3" draw:layer="layout" svg:width="4.946cm" svg:height="0.962cm" svg:x="3.909cm" svg:y="1.73cm">
              <draw:text-box>
                <text:p>Brennpunkt</text:p>
              </draw:text-box>
            </draw:frame>
            <draw:custom-shape draw:style-name="gr14" draw:text-style-name="P7" draw:layer="layout" svg:width="0.25cm" svg:height="0.25cm" svg:x="2.714cm" svg:y="2.1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5" draw:text-style-name="P2" draw:layer="layout" svg:width="4.05cm" svg:height="1cm" svg:x="1cm" svg:y="4.8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162cm" svg:height="0.962cm" svg:x="1cm" svg:y="4.83cm">
            <draw:text-box>
              <text:p>Gegenstand</text:p>
            </draw:text-box>
          </draw:frame>
        </draw:g>
        <draw:line draw:style-name="gr10" draw:text-style-name="P1" draw:layer="layout" svg:x1="3.149cm" svg:y1="7.954cm" svg:x2="20.029cm" svg:y2="7.956cm">
          <text:p/>
        </draw:line>
        <draw:line draw:style-name="gr9" draw:text-style-name="P1" draw:layer="layout" svg:x1="2.962cm" svg:y1="6.254cm" svg:x2="13.1cm" svg:y2="9.15cm">
          <text:p/>
        </draw:line>
        <draw:line draw:style-name="gr9" draw:text-style-name="P1" draw:layer="layout" svg:x1="13.06cm" svg:y1="9.15cm" svg:x2="20.2cm" svg:y2="9.15cm">
          <text:p/>
        </draw:line>
        <draw:line draw:style-name="gr9" draw:text-style-name="P1" draw:layer="layout" svg:x1="13.06cm" svg:y1="6.252cm" svg:x2="20.2cm" svg:y2="9.152cm">
          <text:p/>
        </draw:line>
        <draw:g>
          <draw:line draw:style-name="gr10" draw:text-style-name="P1" draw:layer="layout" svg:x1="13.272cm" svg:y1="9.854cm" svg:x2="17.132cm" svg:y2="9.856cm">
            <text:p/>
          </draw:line>
          <draw:g>
            <svg:title>TexMaths</svg:title>
            <svg:desc>18§latex§$f$§svg§600§FALSE§</svg:desc>
            <draw:g>
              <draw:path draw:style-name="gr12" draw:text-style-name="P6" draw:layer="layout" svg:width="0.28cm" svg:height="0.506cm" svg:x="15.066cm" svg:y="9.568cm" svg:viewBox="0 0 281 507" svg:d="M0 0c94 0 187 0 281 0 0 169 0 338 0 507-94 0-187 0-281 0 0-169 0-338 0-507z">
                <text:p/>
              </draw:path>
              <draw:path draw:style-name="gr11" draw:text-style-name="P5" draw:layer="layout" svg:width="0.31cm" svg:height="0.571cm" svg:x="15.068cm" svg:y="9.5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line draw:style-name="gr1" draw:text-style-name="P1" draw:layer="layout" svg:x1="17.352cm" svg:y1="7.904cm" svg:x2="17.352cm" svg:y2="10.254cm">
          <text:p/>
        </draw:line>
        <draw:custom-shape draw:style-name="gr14" draw:text-style-name="P7" draw:layer="layout" svg:width="0.25cm" svg:height="0.25cm" svg:x="17.213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5cm" svg:height="0.25cm" svg:x="8.712cm" svg:y="7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H$§svg§600§TRUE§</svg:desc>
          <draw:g>
            <draw:path draw:style-name="gr11" draw:text-style-name="P5" draw:layer="layout" svg:width="0.528cm" svg:height="0.427cm" svg:x="12.865cm" svg:y="1.834cm" svg:viewBox="0 0 529 428" svg:d="M456 48c5-23 5-28 52-28 16 0 21 0 21-13 0-7-7-7-9-7-18 0-63 2-81 2s-62-2-80-2c-6 0-13 0-13 13 0 7 6 7 18 7 2 0 13 0 23 1 13 0 18 2 18 9 0 4 0 4-1 13-14 51-27 101-40 152-64 0-128 0-192 0 13-49 25-98 38-147 5-23 7-28 54-28 16 0 21 0 21-13 0-7-7-7-9-7-18 0-63 2-81 2-17 0-62-2-80-2-6 0-13 0-13 13 0 7 6 7 18 7 8 0 13 0 23 1 11 0 17 2 17 9 0 4 0 6-2 13-28 112-56 224-84 337-6 23-8 28-58 28-11 0-16 0-16 13 0 7 7 7 9 7 16 0 61-2 79-2 12 0 27 0 41 0 13 0 27 2 40 2 5 0 12 0 12-13 0-7-5-7-16-7-23 0-41 0-41-10 0-4 0-8 2-11 14-57 28-115 43-172 64 0 128 0 191 0-26 104-41 163-44 174-6 19-18 19-56 19-11 0-16 0-16 13 0 7 7 7 9 7 18 0 63-2 81-2 12 0 26 0 39 0 14 0 27 2 41 2 6 0 13 0 13-13 0-7-6-7-18-7-23 0-41 0-41-10 0-4 1-8 1-11 29-113 58-226 87-339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06T23:30:46.142894875</dc:date>
    <meta:editing-duration>PT3H1M41S</meta:editing-duration>
    <meta:editing-cycles>27</meta:editing-cycles>
    <meta:generator>LibreOffice/7.3.7.2$Linux_X86_64 LibreOffice_project/30$Build-2</meta:generator>
    <meta:document-statistic meta:object-count="90"/>
  </office:meta>
</office:document-meta>
</file>